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333333" draw:marker-start-width="0.321cm" draw:marker-end-width="0.321cm" draw:fill-color="#ffcc00" draw:textarea-horizontal-align="justify" draw:textarea-vertical-align="middle" draw:auto-grow-height="false" fo:padding-top="0.04cm" fo:padding-bottom="0.04cm" fo:padding-left="0.04cm" fo:padding-right="0.0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custom-shape draw:style-name="gr1" draw:text-style-name="P1" draw:layer="layout" svg:width="1.5cm" svg:height="1.5cm" svg:x="0.047cm" svg:y="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5-05-28T00:50:11.11</meta:creation-date>
    <dc:language>de-DE</dc:language>
    <meta:editing-cycles>2</meta:editing-cycles>
    <meta:editing-duration>PT4M10S</meta:editing-duration>
    <dc:title>WEB-Draw-klein</dc:title>
    <meta:initial-creator>Martin Korneffel</meta:initial-creator>
    <dc:date>2015-05-28T00:54:10.93</dc:date>
    <dc:creator>Martin Korneffel</dc:creator>
    <meta:document-statistic meta:object-count="1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../../AppData/Roaming/OpenOffice/4/user/template/WEB-Draw-klein.otg" meta:date="2015-05-28T00:50:05.53"/>
  </office:meta>
</office:document-meta>
</file>